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d36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d36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فَتْح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0336_3265577536"/><text:span text:style-name="T3"> </text:span><text:span text:style-name="T2">إِنَّا فَتَحْنَا لَكَ فَتْحاً مُّبِيناً </text:span><text:span text:style-name="T3">(1)</text:span><text:span text:style-name="T2"> لِّيَغْفِرَ لَــكَ </text:span><text:span text:style-name="T5">۰</text:span><text:span text:style-name="T2">للَّهُ مَا تَقَدَّمَ مِــن ذَنۢبِكَ وَمَا تَأَخَّرَ وَيُتِمَّ نِعْمَتَهُ„ عَلَيْــكَ وَيَهْدِيَــكَ صِرَ؛طاً مُّسْتَقِيماً </text:span><text:span text:style-name="T3">(2)</text:span><text:span text:style-name="T2"> وَيَنصُرَكَ </text:span><text:span text:style-name="T5">۰</text:span><text:span text:style-name="T2">للَّهُ نَصْراٗ عَزۣيزاٗؐ </text:span><text:span text:style-name="T3">(3)</text:span><text:span text:style-name="T2"> هُوَ </text:span><text:span text:style-name="T5">۰ﻟ</text:span><text:span text:style-name="T2">ـذِىٓ أَنزَلَ </text:span><text:span text:style-name="T5">۰</text:span><text:span text:style-name="T2">لسَّكِينَةَ فِى قُلُوبِ </text:span><text:span text:style-name="T5">۱</text:span><text:span text:style-name="T2">لْمُومِنِينَ لِيَزْدَادُوٓاْ إِيمَـٰناً مَّعَ إِيمَـٰنِهِمْؐ وَلِلهِ جُنُودُ </text:span><text:span text:style-name="T5">۴</text:span><text:span text:style-name="T2">لسَّمَـٰوَ؛تِ وَالاَرْضِؐ وَكَانَ </text:span><text:span text:style-name="T5">۰</text:span><text:span text:style-name="T2">للَّهُ عَلِيماٗ حَكِيماً </text:span><text:span text:style-name="T3">(4)</text:span><text:span text:style-name="T2"> لِّيُدْخِــلَ </text:span><text:span text:style-name="T5">۰</text:span><text:span text:style-name="T2">لْمُومِنِينَ وَالْمُومِنَـٰتِ جَنَّـٰتٍ تَجْرۣى مِــن تَحْتِهَا </text:span><text:span text:style-name="T5">۰</text:span><text:span text:style-name="T2">لاَنْهَـٰرُ خَـٰلِدِينَ فِـيهَا وَيُكَفِّرَ عَنْهُمْ سَيِّـَٔاتِهِمْ وَكَانَ ذَ؛لِــكَ عِندَ </text:span><text:span text:style-name="T5">۰</text:span><text:span text:style-name="T2">للَّهِ فَوْزاٗ عَظِيماً </text:span><text:span text:style-name="T3">(5) </text:span><text:span text:style-name="T2">وَيُعَذِّبَ </text:span><text:span text:style-name="T5">۰</text:span><text:span text:style-name="T2">لْمُنَـٰفِقِينَ وَالْمُنَـٰفِقَـٰتِ وَالْمُشْرۣكِينَ وَالْمُشْرۣكَـٰتِ </text:span><text:span text:style-name="T5">۱</text:span><text:span text:style-name="T2">لظَّآنِّينَ بِاللَّهِ ظَــنَّ </text:span><text:span text:style-name="T5">۰</text:span><text:span text:style-name="T2">لسَّوْءِؐ عَلَيْهِمْ دَآئِرَةُ </text:span><text:span text:style-name="T5">۴</text:span><text:span text:style-name="T2">لسَّوْءِؐ وَغَضِــبَ </text:span><text:span text:style-name="T5">۰</text:span><text:span text:style-name="T2">للَّهُ عَلَيْهِمْ وَلَعَنَهُمْ وَأَعَدَّ لَهُمْ جَهَنَّمَؐ وَسَآءَتْ مَصِيراًؐ </text:span><text:span text:style-name="T3">(6)</text:span><text:span text:style-name="T2"> وَلِلهِ جُنُودُ </text:span><text:span text:style-name="T5">۴</text:span><text:span text:style-name="T2">لسَّمَـٰوَ؛تِ وَالاَرْضِؐ وَكَانَ </text:span><text:span text:style-name="T5">۰</text:span><text:span text:style-name="T2">للَّهُ عَزۣيزاٗ حَكِيماٗؐ </text:span><text:span text:style-name="T3">(7)</text:span><text:span text:style-name="T2"> ® اِنَّآ أَرْسَلْنَـٰكَ شَـٰهِداً وَمُبَشِّراً وَنَذِيراً </text:span><text:span text:style-name="T3">(8)</text:span><text:span text:style-name="T2"> لِّتُومِنُواْ بِاللَّهِ وَرَسُولِهِ” وَتُعَزّۣرُوهُ وَتُوَقِّرُوهُ وَتُسَبِّحُوهُ بُكْرَةً وَأَصِيلٗؐا </text:span><text:span text:style-name="T3">(9)</text:span><text:span text:style-name="T2"> اِنَّ </text:span><text:span text:style-name="T5">۰</text:span><text:span text:style-name="T2">لذِينَ يُـبَايِعُونَــكَ إِنَّمَا يُبَايِعُونَ </text:span><text:span text:style-name="T5">۰</text:span><text:span text:style-name="T2">للَّهَؐ يَدُ </text:span><text:span text:style-name="T5">۴</text:span><text:span text:style-name="T2">للَّهِ فَوْقَ أَيْدِيهِمْؐ فَمَــن نَّكَثَ فَإِنَّمَا يَنكُثُ عَلَيٰ نَفْسِهِؐ” وَمَنَ اَوْفۭيٰ بِمَا عَـٰهَدَ عَلَيْهِ </text:span><text:span text:style-name="T5">۱</text:span><text:span text:style-name="T2">للَّهَ فَسَنُوتِيهِ أَجْراٗ عَظِيماًؐ </text:span><text:span text:style-name="T3">(10)</text:span><text:span text:style-name="T2"> سَيَقُولُ لَــكَ </text:span><text:span text:style-name="T5">۰</text:span><text:span text:style-name="T2">ڤْمُخَڤَّفُونَ مِــنَ </text:span><text:span text:style-name="T5">۰</text:span><text:span text:style-name="T2">لاَعْرَابِ شَغَلَتْنَآ أَمْوَ؛لُنَا وَأَهْلُونَا فَاسْتَغْفِرْ لَنَاؐ يَقُولُونَ بِأَلْسِنَتِهِم مَّا لَيْـسَ فِى قُلُوبِهِمْؐ قُلْ فَمَنْ يَّمْلِــكُ لَكُم مِّــنَ </text:span><text:span text:style-name="T5">۰</text:span><text:span text:style-name="T2">للَّهِ شَيْـٔاٗ اِنَ اَرَادَ بِكُمْ ضَرّاٗ اَوَ اَرَادَ بِكُمْ نَفْعاٚؐ بَــلْ كَانَ </text:span><text:span text:style-name="T5">۰</text:span><text:span text:style-name="T2">للَّهُ </text:span><text:soft-page-break/><text:span text:style-name="T2">بِمَا تَعْمَلُونَ خَبِيراٚؐ </text:span><text:span text:style-name="T3">(11)</text:span><text:span text:style-name="T2"> بَلْ ظَنَنتُمُ; أَن لَّـنْ يَّنقَلِبَ </text:span><text:span text:style-name="T5">۰</text:span><text:span text:style-name="T2">لرَّسُولُ وَالْمُومِنُونَ إِلَــيٰٓ أَهْلِيهِمُ; أَبَداً وَزُيِّــنَ ذَ؛لِكَ فِى قُلُوبِكُمْ وَظَنَنتُمْ ظَنَّ </text:span><text:span text:style-name="T5">۰</text:span><text:span text:style-name="T2">لسَّوْءِ وَكُنتُمْ قَوْماَۢ بُوراًؐ </text:span><text:span text:style-name="T3">(12)</text:span><text:span text:style-name="T2"> وَمَن لَّمْ يُومِنۢ بِاللَّهِ وَرَسُولِهِ” فَإِنَّآ أَعْتَدْنَا لِلْكۭـٰفِـرۣيــنَ سَعِيراًؐ </text:span><text:span text:style-name="T3">(13)</text:span><text:span text:style-name="T2"> وَلِلهِ مُلْكُ </text:span><text:span text:style-name="T5">۴</text:span><text:span text:style-name="T2">لسَّمَـٰوَ؛تِ وَالاَرْضِؐ يَغْفِرُ لِمَـنْ يَّشَآءُ وَيُعَذِّبُ مَنْ يَّشَآءُؐ وَكَانَ </text:span><text:span text:style-name="T5">۰</text:span><text:span text:style-name="T2">للَّهُ غَفُوراً رَّحِيماًؐ </text:span><text:span text:style-name="T3">(14)</text:span><text:span text:style-name="T2"> سَيَقُولُ </text:span><text:span text:style-name="T5">۴</text:span><text:span text:style-name="T2">لْمُخَلَّفُونَ إِذَا "نطَلَقْتُمُ; إِلَيٰ مَغَانِمَ لِتَاخُذُوهَا ذَرُونَا نَتَّبِعْكُمْؐ يُرۣيدُونَ أَنْ يُّبَدِّلُواْ كَچَمَ </text:span><text:span text:style-name="T5">۰</text:span><text:span text:style-name="T2">للَّهِؐ قُل لَّن تَتَّبِعُونَاؐ كَذَ؛لِكُمْ قَالَ </text:span><text:span text:style-name="T5">۰</text:span><text:span text:style-name="T2">للَّهُ مِن قَبْلُؐ فَسَيَقُولُونَ بَــلْ تَحْسُدُونَنَاؐ بَــلْ كَانُواْ لاَ يَفْقَهُونَ إِلاَّ قَلِيلًؐا </text:span><text:span text:style-name="T3">(15)</text:span><text:span text:style-name="T2"> قُــل ڤِّڤْمُخَلَّفِينَ مِنَ </text:span><text:span text:style-name="T5">۰</text:span><text:span text:style-name="T2">لاَعْرَابِ سَتُدْعَوْنَ إِلَيٰ قَوْمٖ </text:span><text:span text:style-name="T5">۷</text:span><text:span text:style-name="T2">وْلِى بَأْسسسٍ شَدِيدٍ تُقَـٰتِلُونَهُمُ; أَوْ يُسْلِمُونَؐ فَإِن تُطِيعُواْ يُوتِكُمُ </text:span><text:span text:style-name="T5">۴</text:span><text:span text:style-name="T2">للَّهُ أَجْراٗ حَسَناًؐ وَإِن تَتَوَلَّوْاْ كَمَا تَوَلَّيْتُم مِّن قَبْلُ يُعَذِّبْكُمْ عَذَاباٗ اَلِيماًؐ </text:span><text:span text:style-name="T3">(16)</text:span><text:span text:style-name="T2"> لَّيْــسَ عَلَي </text:span><text:span text:style-name="T5">۰</text:span><text:span text:style-name="T2">لاَعْمۭيٰ حَرَجٌ وَلاَ عَلَــي </text:span><text:span text:style-name="T5">۰</text:span><text:span text:style-name="T2">لاَعْرَجِ حَرَجٌ وَلاَ عَلَــي </text:span><text:span text:style-name="T5">۰</text:span><text:span text:style-name="T2">لْمَرۣيــضِ حَرَجٌؐ وَمَنْ يُّطِعِ </text:span><text:span text:style-name="T5">۱</text:span><text:span text:style-name="T2">للَّهَ وَرَسُولَهُ„ نُدْخِلْهُ جَنَّـٰتٍ تَجْرۣى مِــن تَحْتِهَا </text:span><text:span text:style-name="T5">۰</text:span><text:span text:style-name="T2">لاَنْهَـٰرُؐ وَمَـنْ يَّتَوَلَّ نُعَذِّبْهُ عَذَاباٗ اَلِيماًؐ </text:span><text:span text:style-name="T3">(17)</text:span><text:span text:style-name="T2"> ¤ لَّقَدْ رَضِــيَ </text:span><text:span text:style-name="T5">۰</text:span><text:span text:style-name="T2">للَّهُ عَـنِ </text:span><text:span text:style-name="T5">۱</text:span><text:span text:style-name="T2">لْمُومِنِينَ إِذْ يُبَايِعُونَكَ تَحْتَ </text:span><text:span text:style-name="T5">۰</text:span><text:span text:style-name="T2">لشَّجَرَةِ فَعَلِمَ مَا فِى قُلُوبِهِمْ فَأَنزَلَ </text:span><text:span text:style-name="T5">۰</text:span><text:span text:style-name="T2">لسَّكِينَةَ عَلَيْهِمْ وَأَثَـٰبَهُمْ فَتْحاً قَرۣيباً </text:span><text:span text:style-name="T3">(18)</text:span><text:span text:style-name="T2"> وَمَغَانِمَ كَثِيرَةً يَاخُذُونَهَاؐ وَكَانَ </text:span><text:span text:style-name="T5">۰</text:span><text:span text:style-name="T2">للَّهُ عَزۣيزاٗ حَكِيماًؐ </text:span><text:span text:style-name="T3">(19)</text:span><text:span text:style-name="T2"> وَعَدَكُمُ </text:span><text:span text:style-name="T5">۴</text:span><text:span text:style-name="T2">للَّهُ مَغَانِمَ كَثِيرَةً تَاخُذُونَهَا فَعَجَّــلَ لَكُمْ هَـٰذِهِ” وَكَفَّ أَيْدِيَ </text:span><text:span text:style-name="T5">۰</text:span><text:span text:style-name="T2">لنَّاسسسِ عَنكُمْؐ وَلِتَكُونَ ءَايَةً لِّلْمُومِنِينَ وَيَهْدِيَكُمْ صِرَ؛طاً مُّسْتَقِيماًؐ </text:span><text:span text:style-name="T3">(20)</text:span><text:span text:style-name="T2"> وَٱُخْرۭيٰ لَمْ تَقْدِرُواْ عَلَيْهَا قَدَ اَحَاطَ </text:span><text:span text:style-name="T5">۰</text:span><text:span text:style-name="T2">للَّهُ بِهَاؐ وَكَانَ </text:span><text:span text:style-name="T5">۰</text:span><text:span text:style-name="T2">للَّهُ </text:span><text:soft-page-break/><text:span text:style-name="T2">عَلَــيٰ كُــلّۣ شَيْءٍ قَدِيراًؐ </text:span><text:span text:style-name="T3">(21)</text:span><text:span text:style-name="T2"> وَلَوْ قَـٰتَلَكُمُ </text:span><text:span text:style-name="T5">۴</text:span><text:span text:style-name="T2">لذِينَ كَفَرُواْ لَوَلَّوُاْ </text:span><text:span text:style-name="T5">۴</text:span><text:span text:style-name="T2">لاَدْبَـٰرَ ثُمَّ لاَ يَجِدُونَ وَلِيّاً وَلاَ نَصِيراًؐ </text:span><text:span text:style-name="T3">(22)</text:span><text:span text:style-name="T2"> سُنَّةَ </text:span><text:span text:style-name="T5">۰</text:span><text:span text:style-name="T2">للَّهِ </text:span><text:span text:style-name="T5">۱</text:span><text:span text:style-name="T2">لتِى قَدْ خَلَتْ مِن قَبْلُؐ وَلَن تَجِدَ لِسُنَّةِ </text:span><text:span text:style-name="T5">۱</text:span><text:span text:style-name="T2">للَّهِ تَبْدِيلًؐا </text:span><text:span text:style-name="T3">(23)</text:span><text:span text:style-name="T2"> وَهُوَ </text:span><text:span text:style-name="T5">۰ﻟ﮲</text:span><text:span text:style-name="T2"> كَفَّ أَيْدِيَهُمْ عَنكُمْ وَأَيْدِيَكُمْ عَنْهُم بِبَطْــنۣ مَكَّةَ مِـنۢ بَعْدِ أَنَ اَظْفَرَكُمْ عَلَيْهِمْؐ وَكَانَ </text:span><text:span text:style-name="T5">۰</text:span><text:span text:style-name="T2">للَّهُ بِمَا تَعْمَلُونَ بَصِيراٗؐ </text:span><text:span text:style-name="T3">(24)</text:span><text:span text:style-name="T2"> هُمُ </text:span><text:span text:style-name="T5">۴</text:span><text:span text:style-name="T2">لذِيــنَ كَفَرُواْ وَصَدُّوكُمْ عَـنِ </text:span><text:span text:style-name="T5">۱</text:span><text:span text:style-name="T2">ڤْمَسْجِدِ </text:span><text:span text:style-name="T5">۱</text:span><text:span text:style-name="T2">لْحَرَامِ وَالْهَدْيَ مَعْكُوفاٗ اَنْ يَّبْلُغَ مَحِلَّهُؐ, وَلَوْلاَ رۣجَالٌ مُّومِنُونَ وَنِسَآءٌ مُّومِنَـٰــتٌ لَّمْ تَعْلَمُوهُمُ; أَن تَطَـُٔوهُمْ فَتُصِيبَكُم مِّنْهُم مَّعَرَّةٛ بِغَيْرۣ عِلْمٍ لِّيُدْخِــلَ </text:span><text:span text:style-name="T5">۰</text:span><text:span text:style-name="T2">للَّهُ فِى رَحْمَتِهِ” مَنْ يَّشَآءُؐ لَوْ تَزَيَّلُواْ لَعَذَّبْنَا </text:span><text:span text:style-name="T5">۰</text:span><text:span text:style-name="T2">لذِيــنَ كَفَرُواْ مِنْهُمْ عَذَاباٗ اَلِيماٗؐ </text:span><text:span text:style-name="T3">(25)</text:span><text:span text:style-name="T2"> ® اِذْ جَعَلَ </text:span><text:span text:style-name="T5">۰</text:span><text:span text:style-name="T2">لذِيــنَ كَفَرُواْ فِى قُلُوبِهِمُ </text:span><text:span text:style-name="T5">۴</text:span><text:span text:style-name="T2">لْحَمِيَّةَ حَمِيَّةَ </text:span><text:span text:style-name="T5">۰</text:span><text:span text:style-name="T2">لْجَـٰهِلِيَّةِؐ فَأَنزَلَ </text:span><text:span text:style-name="T5">۰</text:span><text:span text:style-name="T2">للَّهُ سَكِينَتَهُ„ عَلَيٰ رَسُولِهِ” وَعَلَــي </text:span><text:span text:style-name="T5">۰</text:span><text:span text:style-name="T2">لْمُومِنِينَ وَأَلْزَمَهُمْ كَلِمَةَ </text:span><text:span text:style-name="T5">۰</text:span><text:span text:style-name="T2">لتَّقْوۭيٰ وَكَانُوٓاْ أَحَقَّ بِهَا وَأَهْلَهَاؐ وَكَانَ </text:span><text:span text:style-name="T5">۰</text:span><text:span text:style-name="T2">للَّهُ بِكُــلّۣ شَيْءٖ عَلِيماًؐ </text:span><text:span text:style-name="T3">(26)</text:span><text:span text:style-name="T2"> لَّقَدْ صَدَقققَ </text:span><text:span text:style-name="T5">۰</text:span><text:span text:style-name="T2">للَّهُ رَسُولَهُ </text:span><text:span text:style-name="T5">۴</text:span><text:span text:style-name="T2">لرُّءْيۭا بِالْحَــقّۣ لَتَدْخُلُــنَّ </text:span><text:span text:style-name="T5">۰</text:span><text:span text:style-name="T2">ڤْمَسْجِدَ </text:span><text:span text:style-name="T5">۰</text:span><text:span text:style-name="T2">لْحَرَامَ إِن شَآءَ </text:span><text:span text:style-name="T5">۰</text:span><text:span text:style-name="T2">للَّهُ ءَامِنِينَ مُحَلِّقِينَ رُءُوسَكُمْ وَمُقَصِّرۣيــنَ لاَ تَخَافُونَؐ فَعَلِمَ مَا لَمْ تَعْلَمُواْ فَجَعَلَ مِن دُونِ ذَ؛لِــكَ فَتْحاً قَرۣيباٗؐ </text:span><text:span text:style-name="T3">(27)</text:span><text:span text:style-name="T2"> هُوَ </text:span><text:span text:style-name="T5">۰ﻟ</text:span><text:span text:style-name="T2">ـذِىٓ أَرْسَلَ رَسُولَهُ„ بِالْهُدۭيٰ وَدِيـنِ </text:span><text:span text:style-name="T5">۱</text:span><text:span text:style-name="T2">لْحَقِّ لِيُظْهِرَهُ„ عَلَــي </text:span><text:span text:style-name="T5">۰</text:span><text:span text:style-name="T2">لدِّيــنۣ كُلِّهِؐ” وَكَفۭيٰ بِاللَّهِ شَهِيداًؐ </text:span><text:span text:style-name="T3">(28)</text:span><text:span text:style-name="T2"> مُّحَمَّدٌ رَّسُولُ </text:span><text:span text:style-name="T5">۴</text:span><text:span text:style-name="T2">للَّهِؐ وَالذِيــنَ مَعَهُ; أَشِدَّآءُ عَلَــي </text:span><text:span text:style-name="T5">۰</text:span><text:span text:style-name="T2">لْكُفّۭارۣ رُحَمَآءُ بَيْنَهُمْؐ تَرۭيٰهُمْ رُكَّعاً سُجَّداً يَبْتَغُونَ فَضْلًا مِّنَ </text:span><text:span text:style-name="T5">۰</text:span><text:span text:style-name="T2">للَّهِ وَرۣضْوَ؛ناًؐ سِيمۭاهُمْ فِى وُجُوهِهِم مِّنَ اَثَرۣ </text:span><text:span text:style-name="T5">۱</text:span><text:span text:style-name="T2">ڤسُّجُودِؐ ذَ؛لِــكَ مَثَلُهُمْ فِى </text:span><text:span text:style-name="T5">۱</text:span><text:span text:style-name="T2">لتَّوْرۭيٰةِؐ وَمَثَلُهُمْ فِى </text:span><text:span text:style-name="T5">۱</text:span><text:span text:style-name="T2">لِانجِيــلۣ كَزَرْعٖ اَخْرَجَ </text:span><text:soft-page-break/><text:span text:style-name="T2">شَطْـَٔهُ„ فَــَٔازَرَهُ„ فَاسْتَغْلَظَ فَاسْتَوۭيٰ عَلَيٰ سُوقِهِ” يُعْجِبُ </text:span><text:span text:style-name="T5">۴</text:span><text:span text:style-name="T2">لزُّرَّاعَ لِيَغِيظَ بِهِمُ </text:span><text:span text:style-name="T5">۴</text:span><text:span text:style-name="T2">لْكُفَّارَؐ وَعَدَ </text:span><text:span text:style-name="T5">۰</text:span><text:span text:style-name="T2">للَّهُ </text:span><text:span text:style-name="T5">۴</text:span><text:span text:style-name="T2">لذِينَ ءَامَنُواْ وَعَمِلُواْ </text:span><text:span text:style-name="T5">۴</text:span><text:span text:style-name="T2">ڤصَّـٰڤِحَـٰتِ مِنْهُم مَّغْفِرَةً وَأَجْراٗ عَظِيماً </text:span><text:span text:style-name="T3">(29)</text:span><text:bookmark-end text:name="__DdeLink__10336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0:56.761865506</meta:creation-date>
    <dc:date>2025-03-06T07:58:00.165714440</dc:date>
    <meta:editing-duration>PT4M4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4" meta:paragraph-count="2" meta:word-count="599" meta:character-count="3396" meta:non-whitespace-character-count="2799"/>
  </office:meta>
</office:document-meta>
</file>